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Tahoma2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B" style:family="table-column">
      <style:table-column-properties style:column-width="11.333cm" style:rel-column-width="43690*"/>
    </style:style>
    <style:style style:name="Tableau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e6e6e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Heading_20_1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text:id="ct85076072">
          <text:insertion>
            <office:change-info>
              <dc:creator>Unknown Author</dc:creator>
              <dc:date>2012-10-24T15:33:00</dc:date>
            </office:change-info>
          </text:insertion>
        </text:changed-region>
        <text:changed-region text:id="ct84650056">
          <text:insertion>
            <office:change-info>
              <dc:creator>Unknown Author</dc:creator>
              <dc:date>2012-10-24T15:31:00</dc:date>
            </office:change-info>
          </text:insertion>
        </text:changed-region>
        <text:changed-region text:id="ct85126232">
          <text:insertion>
            <office:change-info>
              <dc:creator>Unknown Author</dc:creator>
              <dc:date>2012-10-24T15:3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able with section.</text:h>
      <text:p text:style-name="P3">Splunk sample command used to generate table :</text:p>
      <text:p text:style-name="P4">index=_internal source=*metrics.log splunk_server="*" | eval MB=kb/1024 | stats sum(MB) as sumMB by group, series| sort -group -sumMB | docgen -tfile TableSection.odt</text:p>
      <text:p text:style-name="P5">By default (without -ofile parameter) results document could be found in splunk_home/etc/apps/odts_splunk/results folder</text:p>
      <text:p text:style-name="P3"/>
      <text:section text:style-name="Sect1" text:name="Section1">
        <text:h text:style-name="Heading_20_1" text:outline-level="1">Series Group : <text:change-start text:change-id="ct85076072"/>group<text:change-end text:change-id="ct85076072"/><office:annotation><dc:creator>GDE</dc:creator><dc:date>2006-10-24T00:00:00.34</dc:date><text:p>do section for group in unique('group')</text:p></office:annotation></text:h>
        <table:table table:name="Tableau2" table:style-name="Tableau2">
          <table:table-column table:style-name="Tableau2.A"/>
          <table:table-column table:style-name="Tableau2.B"/>
          <table:table-header-rows>
            <table:table-row>
              <table:table-cell table:style-name="Tableau2.A1" office:value-type="string">
                <text:p text:style-name="P1">series</text:p>
              </table:table-cell>
              <table:table-cell table:style-name="Tableau2.B1" office:value-type="string">
                <text:p text:style-name="P1">sum in Megabytes </text:p>
              </table:table-cell>
            </table:table-row>
          </table:table-header-rows>
          <table:table-row>
            <table:table-cell table:style-name="Tableau2.A2" office:value-type="string">
              <text:p text:style-name="P2"><text:change-start text:change-id="ct84650056"/>event['series']<text:change-end text:change-id="ct84650056"/><office:annotation><dc:creator>GDE</dc:creator><dc:date>2006-10-24T00:00:00.35</dc:date><text:p>do row for event in events_eq_value('group', group)</text:p></office:annotation></text:p>
            </table:table-cell>
            <table:table-cell table:style-name="Tableau2.B2" office:value-type="string">
              <text:p text:style-name="P2"><text:change-start text:change-id="ct85126232"/>event['sumMB']<text:change-end text:change-id="ct85126232"/></text:p>
            </table:table-cell>
          </table:table-row>
        </table:table>
        <text:p text:style-name="Standard"/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Tahoma2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19T09:20:48</meta:creation-date>
    <dc:date>2012-12-18T16:56:39.70</dc:date>
    <dc:language>fr-BE</dc:language>
    <meta:editing-cycles>29</meta:editing-cycles>
    <meta:editing-duration>PT4H29M42S</meta:editing-duration>
    <meta:document-statistic meta:table-count="1" meta:image-count="0" meta:object-count="0" meta:page-count="1" meta:paragraph-count="9" meta:word-count="57" meta:character-count="425"/>
    <meta:user-defined meta:name="Info 1"/>
    <meta:user-defined meta:name="Info 2"/>
    <meta:user-defined meta:name="Info 3"/>
    <meta:user-defined meta:name="Info 4"/>
  </office:meta>
</office:document-meta>
</file>